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00" draw:fill-color="#ff9900" draw:textarea-horizontal-align="justify" draw:textarea-vertical-align="middle" draw:auto-grow-height="false" fo:min-height="0.766cm" fo:min-width="0.77cm"/>
    </style:style>
    <style:style style:name="gr2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6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92cm"/>
    </style:style>
    <style:style style:name="gr5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.628cm" fo:min-width="3.681cm"/>
    </style:style>
    <style:style style:name="gr6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cc99cc" draw:textarea-horizontal-align="left" draw:auto-grow-height="true" draw:auto-grow-width="true" fo:min-height="0.628cm" fo:min-width="1.915cm"/>
    </style:style>
    <style:style style:name="gr8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764cm" fo:min-width="0cm"/>
    </style:style>
    <style:style style:name="gr9" style:family="graphic" style:parent-style-name="standard">
      <style:graphic-properties draw:stroke="none" svg:stroke-color="#000000" draw:fill="solid" draw:fill-color="#99cc99" draw:textarea-horizontal-align="left" draw:auto-grow-height="true" draw:auto-grow-width="false" fo:min-height="1.255cm" fo:min-width="0cm"/>
    </style:style>
    <style:style style:name="gr10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.628cm" fo:min-width="0cm"/>
    </style:style>
    <style:style style:name="gr11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.628cm" fo:min-width="3.676cm"/>
    </style:style>
    <style:style style:name="gr12" style:family="graphic" style:parent-style-name="standard">
      <style:graphic-properties draw:stroke="none" svg:stroke-color="#000000" draw:fill="solid" draw:fill-color="#99cc99" draw:textarea-horizontal-align="left" draw:auto-grow-height="true" draw:auto-grow-width="false" fo:min-height="0.628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8cm" fo:min-width="2.229cm"/>
    </style:style>
    <style:style style:name="gr14" style:family="graphic" style:parent-style-name="standard">
      <style:graphic-properties draw:stroke="none" svg:stroke-color="#000000" draw:fill="solid" draw:fill-color="#99cc99" draw:textarea-horizontal-align="left" draw:auto-grow-height="true" draw:auto-grow-width="true" fo:min-height="0.764cm" fo:min-width="3.507cm"/>
    </style:style>
    <style:style style:name="gr15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628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15cm"/>
    </style:style>
    <style:style style:name="gr18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76cm" fo:min-width="0cm"/>
    </style:style>
    <style:style style:name="gr19" style:family="graphic" style:parent-style-name="standard">
      <style:graphic-properties draw:stroke="none" svg:stroke-color="#000000" draw:fill="solid" draw:fill-color="#ff9999" draw:textarea-horizontal-align="left" draw:auto-grow-height="true" draw:auto-grow-width="false" fo:min-height="0.88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3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959cm"/>
    </style:style>
    <style:style style:name="gr22" style:family="graphic" style:parent-style-name="standard">
      <style:graphic-properties draw:stroke="none" svg:stroke-width="0.035cm" draw:stroke-linejoin="miter" draw:fill="solid" draw:fill-color="#ffffff"/>
    </style:style>
    <style:style style:name="gr23" style:family="graphic" style:parent-style-name="standard">
      <style:graphic-properties draw:stroke="none" svg:stroke-width="0.035cm" draw:stroke-linejoin="miter" draw:fill="solid" draw:fill-color="#00000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6.2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4cm" fo:min-width="7.029cm"/>
    </style:style>
    <style:style style:name="gr26" style:family="graphic" style:parent-style-name="standard">
      <style:graphic-properties draw:stroke="none" svg:stroke-color="#000000" draw:fill="solid" draw:fill-color="#996699" draw:textarea-horizontal-align="left" draw:auto-grow-height="true" draw:auto-grow-width="true" fo:min-height="0.628cm" fo:min-width="2.004cm"/>
    </style:style>
    <style:style style:name="gr27" style:family="graphic" style:parent-style-name="standard">
      <style:graphic-properties draw:stroke="none" svg:stroke-width="0.051cm" svg:stroke-color="#000000" draw:marker-start-width="0.355cm" draw:marker-end-width="0.35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  <style:text-properties fo:font-size="16pt"/>
    </style:style>
    <style:style style:name="P3" style:family="paragraph">
      <loext:graphic-properties draw:fill="solid" draw:fill-color="#579d1c"/>
      <style:paragraph-properties fo:text-align="center"/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="solid" draw:fill-color="#99ccff"/>
      <style:text-properties fo:font-size="16pt" fo:font-style="italic" style:font-style-asian="italic" style:font-style-complex="italic"/>
    </style:style>
    <style:style style:name="P6" style:family="paragraph">
      <loext:graphic-properties draw:fill="none"/>
      <style:paragraph-properties fo:text-align="center"/>
      <style:text-properties fo:font-size="16pt"/>
    </style:style>
    <style:style style:name="P7" style:family="paragraph">
      <loext:graphic-properties draw:fill="none" draw:fill-color="#cc99cc"/>
      <style:text-properties fo:color="#3333ff" fo:font-size="16pt"/>
    </style:style>
    <style:style style:name="P8" style:family="paragraph">
      <loext:graphic-properties draw:fill="solid" draw:fill-color="#ff9999"/>
      <style:text-properties fo:font-size="16pt" style:font-size-asian="14pt" style:font-size-complex="14pt"/>
    </style:style>
    <style:style style:name="P9" style:family="paragraph">
      <loext:graphic-properties draw:fill="solid" draw:fill-color="#99cc99"/>
      <style:text-properties fo:font-size="16pt" fo:font-style="normal" style:font-style-asian="normal" style:font-style-complex="normal"/>
    </style:style>
    <style:style style:name="P10" style:family="paragraph">
      <loext:graphic-properties draw:fill="solid" draw:fill-color="#ffffff"/>
      <style:text-properties fo:color="#3333ff" fo:font-size="16pt"/>
    </style:style>
    <style:style style:name="P11" style:family="paragraph">
      <loext:graphic-properties draw:fill="solid" draw:fill-color="#99cc99"/>
      <style:text-properties fo:font-size="16pt" style:font-size-asian="14pt" style:font-size-complex="14pt"/>
    </style:style>
    <style:style style:name="P12" style:family="paragraph">
      <loext:graphic-properties draw:fill="solid" draw:fill-color="#ff9999"/>
      <style:text-properties fo:font-size="16pt" fo:font-style="normal" style:font-style-asian="normal" style:font-style-complex="normal"/>
    </style:style>
    <style:style style:name="P13" style:family="paragraph">
      <loext:graphic-properties draw:fill="none" draw:fill-color="#ffffff"/>
      <style:text-properties fo:color="#3333ff" fo:font-size="16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996699"/>
      <style:text-properties fo:color="#ffffff" fo:font-size="16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Liberation Sans3" fo:font-size="16pt" style:font-name-asian="Liberation Sans3" style:font-name-complex="Liberation Sans3"/>
    </style:style>
    <style:style style:name="T2" style:family="text">
      <style:text-properties style:text-position="-33% 58%" fo:font-size="16pt"/>
    </style:style>
    <style:style style:name="T3" style:family="text">
      <style:text-properties style:text-position="-33% 58%" style:font-name="Liberation Sans3" fo:font-size="16pt" style:font-name-asian="Liberation Sans3" style:font-name-complex="Liberation Sans3"/>
    </style:style>
    <style:style style:name="T4" style:family="text">
      <style:text-properties fo:font-size="16pt"/>
    </style:style>
    <style:style style:name="T5" style:family="text">
      <style:text-properties fo:font-size="16pt" fo:font-style="italic" style:font-style-asian="italic" style:font-style-complex="italic"/>
    </style:style>
    <style:style style:name="T6" style:family="text">
      <style:text-properties style:text-position="33% 58%" fo:font-size="16pt" fo:font-style="italic" style:font-style-asian="italic" style:font-style-complex="italic"/>
    </style:style>
    <style:style style:name="T7" style:family="text">
      <style:text-properties style:text-position="0% 100%" fo:font-size="16pt" fo:font-style="italic" style:font-style-asian="italic" style:font-style-complex="italic"/>
    </style:style>
    <style:style style:name="T8" style:family="text">
      <style:text-properties fo:color="#3333ff" fo:font-size="16pt"/>
    </style:style>
    <style:style style:name="T9" style:family="text">
      <style:text-properties fo:font-size="16pt" style:font-size-asian="14pt" style:font-size-complex="14pt"/>
    </style:style>
    <style:style style:name="T10" style:family="text">
      <style:text-properties style:text-position="-33% 58%" fo:font-size="16pt" style:font-size-asian="14pt" style:font-size-complex="14pt"/>
    </style:style>
    <style:style style:name="T11" style:family="text">
      <style:text-properties style:text-position="0% 100%" fo:font-size="16pt" style:font-size-asian="14pt" style:font-size-complex="14pt"/>
    </style:style>
    <style:style style:name="T12" style:family="text">
      <style:text-properties fo:font-size="16pt" fo:font-style="normal" style:font-style-asian="normal" style:font-style-complex="normal"/>
    </style:style>
    <style:style style:name="T13" style:family="text">
      <style:text-properties style:text-position="33% 58%" fo:font-size="16pt" fo:font-style="normal" style:font-style-asian="normal" style:font-style-complex="normal"/>
    </style:style>
    <style:style style:name="T14" style:family="text">
      <style:text-properties style:text-position="0% 100%" fo:font-size="16pt" fo:font-style="normal" style:font-style-asian="normal" style:font-style-complex="normal"/>
    </style:style>
    <style:style style:name="T15" style:family="text">
      <style:text-properties style:font-name="Liberation Sans" fo:font-size="16pt" style:font-name-asian="Liberation Sans3" style:font-name-complex="Liberation Sans3"/>
    </style:style>
    <style:style style:name="T16" style:family="text">
      <style:text-properties style:text-position="0% 100%" fo:font-size="16pt"/>
    </style:style>
    <style:style style:name="T17" style:family="text">
      <style:text-properties style:text-position="0% 100%" style:font-name="Liberation Sans3" fo:font-size="16pt" style:font-name-asian="Liberation Sans3" style:font-name-complex="Liberation Sans3"/>
    </style:style>
    <style:style style:name="T18" style:family="text">
      <style:text-properties style:text-position="0% 100%" style:font-name="Liberation Sans" fo:font-size="16pt" style:font-name-asian="Liberation Sans3" style:font-name-complex="Liberation Sans3"/>
    </style:style>
    <style:style style:name="T19" style:family="text">
      <style:text-properties fo:color="#ffffff" fo:font-size="16pt" fo:font-weight="bold" style:font-weight-asian="bold" style:font-weight-complex="bold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016cm" svg:x="8.915cm" svg:y="-6.601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58cm" svg:y="-6.601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65cm" svg:y="-6.601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67cm" svg:y="-6.601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69cm" svg:y="-6.601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64cm" svg:y="-6.41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64cm" svg:y="-6.41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64cm" svg:y="-6.41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64cm" svg:y="-6.41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415cm" svg:y="-7.382cm">
          <draw:text-box>
            <text:p><text:span text:style-name="T4">C = 63</text:span></text:p>
          </draw:text-box>
        </draw:frame>
        <draw:frame draw:style-name="gr4" draw:text-style-name="P4" draw:layer="layout" svg:width="2.492cm" svg:height="0.878cm" svg:x="11.116cm" svg:y="-7.382cm">
          <draw:text-box>
            <text:p><text:span text:style-name="T4">C = 540</text:span></text:p>
          </draw:text-box>
        </draw:frame>
        <draw:frame draw:style-name="gr4" draw:text-style-name="P4" draw:layer="layout" svg:width="2.492cm" svg:height="0.878cm" svg:x="14.017cm" svg:y="-7.382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517cm" svg:y="-7.382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9.117cm" svg:y="-7.382cm">
          <draw:text-box>
            <text:p><text:span text:style-name="T4">C = 21</text:span></text:p>
          </draw:text-box>
        </draw:frame>
        <draw:frame draw:style-name="gr5" draw:text-style-name="P5" draw:layer="layout" svg:width="4.181cm" svg:height="0.878cm" svg:x="3.93cm" svg:y="-7.166cm">
          <draw:text-box>
            <text:p><text:span text:style-name="T5">E2E</text:span><text:span text:style-name="T6">UB </text:span><text:span text:style-name="T7">&lt;= 4640</text:span></text:p>
          </draw:text-box>
        </draw:frame>
        <draw:custom-shape draw:style-name="gr1" draw:text-style-name="P2" draw:layer="layout" svg:width="1.27cm" svg:height="1.016cm" svg:x="8.916cm" svg:y="-3.3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59cm" svg:y="-3.3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66cm" svg:y="-3.3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68cm" svg:y="-3.3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7cm" svg:y="-3.3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65cm" svg:y="-3.11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65cm" svg:y="-3.11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65cm" svg:y="-3.11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65cm" svg:y="-3.11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416cm" svg:y="-4.081cm">
          <draw:text-box>
            <text:p><text:span text:style-name="T4">C = 63</text:span></text:p>
          </draw:text-box>
        </draw:frame>
        <draw:frame draw:style-name="gr4" draw:text-style-name="P4" draw:layer="layout" svg:width="2.492cm" svg:height="0.878cm" svg:x="11.317cm" svg:y="-4.081cm">
          <draw:text-box>
            <text:p><text:span text:style-name="T4">C = 540</text:span></text:p>
          </draw:text-box>
        </draw:frame>
        <draw:frame draw:style-name="gr4" draw:text-style-name="P4" draw:layer="layout" svg:width="2.492cm" svg:height="0.878cm" svg:x="14.018cm" svg:y="-4.081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518cm" svg:y="-4.081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9.118cm" svg:y="-4.081cm">
          <draw:text-box>
            <text:p><text:span text:style-name="T4">C = 21</text:span></text:p>
          </draw:text-box>
        </draw:frame>
        <draw:line draw:style-name="gr6" draw:text-style-name="P6" draw:layer="layout" svg:x1="14.219cm" svg:y1="-5.343cm" svg:x2="14.219cm" svg:y2="-4.007cm">
          <text:p/>
        </draw:line>
        <draw:frame draw:style-name="gr7" draw:text-style-name="P7" draw:layer="layout" svg:width="2.415cm" svg:height="0.878cm" svg:x="8.417cm" svg:y="-2.281cm">
          <draw:text-box>
            <text:p><text:span text:style-name="T8">T = 773</text:span></text:p>
          </draw:text-box>
        </draw:frame>
        <draw:frame draw:style-name="gr7" draw:text-style-name="P7" draw:layer="layout" svg:width="2.415cm" svg:height="0.878cm" svg:x="11.218cm" svg:y="-2.281cm">
          <draw:text-box>
            <text:p><text:span text:style-name="T8">T = 773</text:span></text:p>
          </draw:text-box>
        </draw:frame>
        <draw:frame draw:style-name="gr7" draw:text-style-name="P7" draw:layer="layout" svg:width="2.415cm" svg:height="0.878cm" svg:x="13.819cm" svg:y="-2.281cm">
          <draw:text-box>
            <text:p><text:span text:style-name="T8">T = 773</text:span></text:p>
          </draw:text-box>
        </draw:frame>
        <draw:frame draw:style-name="gr7" draw:text-style-name="P7" draw:layer="layout" svg:width="2.415cm" svg:height="0.878cm" svg:x="16.419cm" svg:y="-2.281cm">
          <draw:text-box>
            <text:p><text:span text:style-name="T8">T = 773</text:span></text:p>
          </draw:text-box>
        </draw:frame>
        <draw:frame draw:style-name="gr7" draw:text-style-name="P7" draw:layer="layout" svg:width="2.415cm" svg:height="0.878cm" svg:x="19.119cm" svg:y="-2.281cm">
          <draw:text-box>
            <text:p><text:span text:style-name="T8">T = 773</text:span></text:p>
          </draw:text-box>
        </draw:frame>
        <draw:frame draw:style-name="gr8" draw:text-style-name="P8" draw:layer="layout" svg:width="4.11cm" svg:height="1.014cm" svg:x="3.965cm" svg:y="-2.103cm">
          <draw:text-box>
            <text:p><text:span text:style-name="T9">U</text:span><text:span text:style-name="T10">total </text:span><text:span text:style-name="T11">= 82.79%</text:span></text:p>
          </draw:text-box>
        </draw:frame>
        <draw:frame draw:style-name="gr9" draw:text-style-name="P9" draw:layer="layout" svg:width="4.109cm" svg:height="1.505cm" svg:x="3.966cm" svg:y="-3.766cm">
          <draw:text-box>
            <text:p><text:span text:style-name="T12">E2E</text:span><text:span text:style-name="T13">UB</text:span><text:span text:style-name="T14">=4638</text:span></text:p>
          </draw:text-box>
        </draw:frame>
        <draw:frame draw:style-name="gr10" draw:text-style-name="P5" draw:layer="layout" svg:width="4.183cm" svg:height="0.878cm" svg:x="3.929cm" svg:y="-6.466cm">
          <draw:text-box>
            <text:p><text:span text:style-name="T5">L</text:span><text:span text:style-name="T6">UB </text:span><text:span text:style-name="T7">&lt;= 0</text:span></text:p>
          </draw:text-box>
        </draw:frame>
        <draw:frame draw:style-name="gr11" draw:text-style-name="P5" draw:layer="layout" svg:width="4.176cm" svg:height="0.878cm" svg:x="3.932cm" svg:y="-5.766cm">
          <draw:text-box>
            <text:p><text:span text:style-name="T5">U</text:span><text:span text:style-name="T6">UB </text:span><text:span text:style-name="T7">&lt;= 74.35%</text:span></text:p>
          </draw:text-box>
        </draw:frame>
        <draw:frame draw:style-name="gr12" draw:text-style-name="P9" draw:layer="layout" svg:width="4.11cm" svg:height="0.878cm" svg:x="3.965cm" svg:y="-2.966cm">
          <draw:text-box>
            <text:p><text:span text:style-name="T12">L</text:span><text:span text:style-name="T13">UB </text:span><text:span text:style-name="T14">= 0</text:span></text:p>
          </draw:text-box>
        </draw:frame>
        <draw:custom-shape draw:style-name="gr1" draw:text-style-name="P2" draw:layer="layout" svg:width="1.27cm" svg:height="1.016cm" svg:x="8.916cm" svg:y="0.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59cm" svg:y="0.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66cm" svg:y="0.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68cm" svg:y="0.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7cm" svg:y="0.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65cm" svg:y="0.8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65cm" svg:y="0.8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65cm" svg:y="0.8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65cm" svg:y="0.8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416cm" svg:y="-0.081cm">
          <draw:text-box>
            <text:p><text:span text:style-name="T4">C = 63</text:span></text:p>
          </draw:text-box>
        </draw:frame>
        <draw:frame draw:style-name="gr4" draw:text-style-name="P4" draw:layer="layout" svg:width="2.492cm" svg:height="0.878cm" svg:x="11.317cm" svg:y="-0.081cm">
          <draw:text-box>
            <text:p><text:span text:style-name="T4">C = 540</text:span></text:p>
          </draw:text-box>
        </draw:frame>
        <draw:frame draw:style-name="gr4" draw:text-style-name="P4" draw:layer="layout" svg:width="2.492cm" svg:height="0.878cm" svg:x="14.018cm" svg:y="-0.081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518cm" svg:y="-0.081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9.118cm" svg:y="-0.081cm">
          <draw:text-box>
            <text:p><text:span text:style-name="T4">C = 21</text:span></text:p>
          </draw:text-box>
        </draw:frame>
        <draw:frame draw:style-name="gr13" draw:text-style-name="P10" draw:layer="layout" svg:width="2.729cm" svg:height="0.878cm" svg:x="8.417cm" svg:y="1.719cm">
          <draw:text-box>
            <text:p><text:span text:style-name="T8">T = 1159</text:span></text:p>
          </draw:text-box>
        </draw:frame>
        <draw:frame draw:style-name="gr13" draw:text-style-name="P10" draw:layer="layout" svg:width="2.729cm" svg:height="0.878cm" svg:x="11.218cm" svg:y="1.719cm">
          <draw:text-box>
            <text:p><text:span text:style-name="T8">T = 1159</text:span></text:p>
          </draw:text-box>
        </draw:frame>
        <draw:frame draw:style-name="gr13" draw:text-style-name="P10" draw:layer="layout" svg:width="2.729cm" svg:height="0.878cm" svg:x="13.819cm" svg:y="1.719cm">
          <draw:text-box>
            <text:p><text:span text:style-name="T8">T = 1159</text:span></text:p>
          </draw:text-box>
        </draw:frame>
        <draw:frame draw:style-name="gr13" draw:text-style-name="P10" draw:layer="layout" svg:width="2.729cm" svg:height="0.878cm" svg:x="16.419cm" svg:y="1.719cm">
          <draw:text-box>
            <text:p><text:span text:style-name="T8">T = 1159</text:span></text:p>
          </draw:text-box>
        </draw:frame>
        <draw:frame draw:style-name="gr13" draw:text-style-name="P10" draw:layer="layout" svg:width="2.729cm" svg:height="0.878cm" svg:x="19.019cm" svg:y="1.719cm">
          <draw:text-box>
            <text:p><text:span text:style-name="T8">T = 1159</text:span></text:p>
          </draw:text-box>
        </draw:frame>
        <draw:frame draw:style-name="gr14" draw:text-style-name="P11" draw:layer="layout" svg:width="4.007cm" svg:height="1.014cm" svg:x="4.117cm" svg:y="1.697cm">
          <draw:text-box>
            <text:p><text:span text:style-name="T9">U</text:span><text:span text:style-name="T10">total </text:span><text:span text:style-name="T11">= 55.22%</text:span></text:p>
          </draw:text-box>
        </draw:frame>
        <draw:frame draw:style-name="gr15" draw:text-style-name="P12" draw:layer="layout" svg:width="4.013cm" svg:height="0.878cm" svg:x="4.114cm" svg:y="0.134cm">
          <draw:text-box>
            <text:p><text:span text:style-name="T12">E2E</text:span><text:span text:style-name="T13">UB</text:span><text:span text:style-name="T14">=6954</text:span></text:p>
          </draw:text-box>
        </draw:frame>
        <draw:frame draw:style-name="gr12" draw:text-style-name="P9" draw:layer="layout" svg:width="4.013cm" svg:height="0.878cm" svg:x="4.114cm" svg:y="1.034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219cm" svg:y1="-1.363cm" svg:x2="14.219cm" svg:y2="-0.027cm">
          <text:p/>
        </draw:line>
        <draw:custom-shape draw:style-name="gr1" draw:text-style-name="P2" draw:layer="layout" svg:width="1.27cm" svg:height="1.016cm" svg:x="8.916cm" svg:y="4.5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59cm" svg:y="4.5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66cm" svg:y="4.5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68cm" svg:y="4.5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7cm" svg:y="4.5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65cm" svg:y="4.6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65cm" svg:y="4.6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65cm" svg:y="4.6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65cm" svg:y="4.68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416cm" svg:y="3.719cm">
          <draw:text-box>
            <text:p><text:span text:style-name="T4">C = 63</text:span></text:p>
          </draw:text-box>
        </draw:frame>
        <draw:frame draw:style-name="gr3" draw:text-style-name="P4" draw:layer="layout" svg:width="2.178cm" svg:height="0.878cm" svg:x="11.317cm" svg:y="3.719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4.018cm" svg:y="3.719cm">
          <draw:text-box>
            <text:p><text:span text:style-name="T4">C = 9</text:span></text:p>
          </draw:text-box>
        </draw:frame>
        <draw:frame draw:style-name="gr3" draw:text-style-name="P13" draw:layer="layout" svg:width="2.178cm" svg:height="0.878cm" svg:x="16.518cm" svg:y="3.719cm">
          <draw:text-box>
            <text:p><text:span text:style-name="T8">C = 14</text:span></text:p>
          </draw:text-box>
        </draw:frame>
        <draw:frame draw:style-name="gr4" draw:text-style-name="P4" draw:layer="layout" svg:width="2.492cm" svg:height="0.878cm" svg:x="19.118cm" svg:y="3.719cm">
          <draw:text-box>
            <text:p><text:span text:style-name="T4">C = 21</text:span></text:p>
          </draw:text-box>
        </draw:frame>
        <draw:frame draw:style-name="gr16" draw:text-style-name="P4" draw:layer="layout" svg:width="2.729cm" svg:height="0.878cm" svg:x="8.417cm" svg:y="5.519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218cm" svg:y="5.519cm">
          <draw:text-box>
            <text:p><text:span text:style-name="T4">T = 1159</text:span></text:p>
          </draw:text-box>
        </draw:frame>
        <draw:frame draw:style-name="gr17" draw:text-style-name="P13" draw:layer="layout" svg:width="2.415cm" svg:height="0.878cm" svg:x="13.819cm" svg:y="5.519cm">
          <draw:text-box>
            <text:p><text:span text:style-name="T8">T = 579</text:span></text:p>
          </draw:text-box>
        </draw:frame>
        <draw:frame draw:style-name="gr16" draw:text-style-name="P4" draw:layer="layout" svg:width="2.729cm" svg:height="0.878cm" svg:x="16.419cm" svg:y="5.519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9.019cm" svg:y="5.519cm">
          <draw:text-box>
            <text:p><text:span text:style-name="T4">T = 1159</text:span></text:p>
          </draw:text-box>
        </draw:frame>
        <draw:frame draw:style-name="gr14" draw:text-style-name="P11" draw:layer="layout" svg:width="4.007cm" svg:height="1.014cm" svg:x="4.117cm" svg:y="5.697cm">
          <draw:text-box>
            <text:p><text:span text:style-name="T9">U</text:span><text:span text:style-name="T10">total </text:span><text:span text:style-name="T11">= 56.6%</text:span></text:p>
          </draw:text-box>
        </draw:frame>
        <draw:frame draw:style-name="gr18" draw:text-style-name="P12" draw:layer="layout" svg:width="4.012cm" svg:height="1.01cm" svg:x="4.114cm" svg:y="4.134cm">
          <draw:text-box>
            <text:p><text:span text:style-name="T12">E2E</text:span><text:span text:style-name="T13">UB</text:span><text:span text:style-name="T14">=7533</text:span></text:p>
          </draw:text-box>
        </draw:frame>
        <draw:frame draw:style-name="gr12" draw:text-style-name="P9" draw:layer="layout" svg:width="4.013cm" svg:height="0.878cm" svg:x="4.114cm" svg:y="5.034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219cm" svg:y1="2.517cm" svg:x2="14.219cm" svg:y2="3.853cm">
          <text:p/>
        </draw:line>
        <draw:line draw:style-name="gr6" draw:text-style-name="P6" draw:layer="layout" svg:x1="14.219cm" svg:y1="6.297cm" svg:x2="14.219cm" svg:y2="7.633cm">
          <text:p/>
        </draw:line>
        <draw:custom-shape draw:style-name="gr1" draw:text-style-name="P2" draw:layer="layout" svg:width="1.27cm" svg:height="1.016cm" svg:x="8.86cm" svg:y="19.285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03cm" svg:y="19.285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1cm" svg:y="19.285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12cm" svg:y="19.285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14cm" svg:y="19.285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09cm" svg:y="19.47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09cm" svg:y="19.47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09cm" svg:y="19.47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09cm" svg:y="19.47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36cm" svg:y="18.504cm">
          <draw:text-box>
            <text:p><text:span text:style-name="T4">C = 63</text:span></text:p>
          </draw:text-box>
        </draw:frame>
        <draw:frame draw:style-name="gr3" draw:text-style-name="P4" draw:layer="layout" svg:width="2.178cm" svg:height="0.878cm" svg:x="11.261cm" svg:y="18.504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3.962cm" svg:y="18.504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462cm" svg:y="18.504cm">
          <draw:text-box>
            <text:p><text:span text:style-name="T4">C = 28</text:span></text:p>
          </draw:text-box>
        </draw:frame>
        <draw:frame draw:style-name="gr4" draw:text-style-name="P13" draw:layer="layout" svg:width="2.492cm" svg:height="0.878cm" svg:x="19.062cm" svg:y="18.504cm">
          <draw:text-box>
            <text:p><text:span text:style-name="T8">C = 42</text:span></text:p>
          </draw:text-box>
        </draw:frame>
        <draw:frame draw:style-name="gr16" draw:text-style-name="P4" draw:layer="layout" svg:width="2.729cm" svg:height="0.878cm" svg:x="8.361cm" svg:y="20.304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162cm" svg:y="20.304cm">
          <draw:text-box>
            <text:p><text:span text:style-name="T4">T = 1159</text:span></text:p>
          </draw:text-box>
        </draw:frame>
        <draw:frame draw:style-name="gr17" draw:text-style-name="P4" draw:layer="layout" svg:width="2.415cm" svg:height="0.878cm" svg:x="13.763cm" svg:y="20.304cm">
          <draw:text-box>
            <text:p><text:span text:style-name="T4">T = 289</text:span></text:p>
          </draw:text-box>
        </draw:frame>
        <draw:frame draw:style-name="gr17" draw:text-style-name="P4" draw:layer="layout" svg:width="2.415cm" svg:height="0.878cm" svg:x="16.363cm" svg:y="20.304cm">
          <draw:text-box>
            <text:p><text:span text:style-name="T4">T = 289</text:span></text:p>
          </draw:text-box>
        </draw:frame>
        <draw:frame draw:style-name="gr17" draw:text-style-name="P13" draw:layer="layout" svg:width="2.415cm" svg:height="0.878cm" svg:x="18.963cm" svg:y="20.304cm">
          <draw:text-box>
            <text:p><text:span text:style-name="T8">T = 579</text:span></text:p>
          </draw:text-box>
        </draw:frame>
        <draw:frame draw:style-name="gr14" draw:text-style-name="P11" draw:layer="layout" svg:width="4.007cm" svg:height="1.014cm" svg:x="4.06cm" svg:y="20.282cm">
          <draw:text-box>
            <text:p><text:span text:style-name="T9">U</text:span><text:span text:style-name="T10">total </text:span><text:span text:style-name="T11">= 72.07%</text:span></text:p>
          </draw:text-box>
        </draw:frame>
        <draw:frame draw:style-name="gr19" draw:text-style-name="P12" draw:layer="layout" svg:width="4.012cm" svg:height="1.139cm" svg:x="4.057cm" svg:y="18.719cm">
          <draw:text-box>
            <text:p><text:span text:style-name="T12">E2E</text:span><text:span text:style-name="T13">UB</text:span><text:span text:style-name="T14">=5213</text:span></text:p>
          </draw:text-box>
        </draw:frame>
        <draw:frame draw:style-name="gr12" draw:text-style-name="P9" draw:layer="layout" svg:width="4.012cm" svg:height="0.878cm" svg:x="4.057cm" svg:y="19.619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162cm" svg:y1="17.382cm" svg:x2="14.162cm" svg:y2="18.718cm">
          <text:p/>
        </draw:line>
        <draw:custom-shape draw:style-name="gr1" draw:text-style-name="P2" draw:layer="layout" svg:width="1.27cm" svg:height="1.016cm" svg:x="8.861cm" svg:y="22.965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04cm" svg:y="22.965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11cm" svg:y="22.965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13cm" svg:y="22.965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15cm" svg:y="22.965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1cm" svg:y="23.15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1cm" svg:y="23.15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1cm" svg:y="23.15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1cm" svg:y="23.151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.178cm" svg:height="0.878cm" svg:x="8.361cm" svg:y="22.184cm">
          <draw:text-box>
            <text:p><text:span text:style-name="T4">C = 63</text:span></text:p>
          </draw:text-box>
        </draw:frame>
        <draw:frame draw:style-name="gr4" draw:text-style-name="P4" draw:layer="layout" svg:width="2.492cm" svg:height="0.878cm" svg:x="11.262cm" svg:y="22.184cm">
          <draw:text-box>
            <text:p><text:span text:style-name="T4">C = 540</text:span></text:p>
          </draw:text-box>
        </draw:frame>
        <draw:frame draw:style-name="gr4" draw:text-style-name="P4" draw:layer="layout" svg:width="2.492cm" svg:height="0.878cm" svg:x="13.963cm" svg:y="22.184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463cm" svg:y="22.184cm">
          <draw:text-box>
            <text:p><text:span text:style-name="T4">C = 28</text:span></text:p>
          </draw:text-box>
        </draw:frame>
        <draw:frame draw:style-name="gr4" draw:text-style-name="P13" draw:layer="layout" svg:width="2.492cm" svg:height="0.878cm" svg:x="19.063cm" svg:y="22.184cm">
          <draw:text-box>
            <text:p><text:span text:style-name="T8">C = 21</text:span></text:p>
          </draw:text-box>
        </draw:frame>
        <draw:frame draw:style-name="gr16" draw:text-style-name="P4" draw:layer="layout" svg:width="2.729cm" svg:height="0.878cm" svg:x="8.362cm" svg:y="23.984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163cm" svg:y="23.984cm">
          <draw:text-box>
            <text:p><text:span text:style-name="T4">T = 1159</text:span></text:p>
          </draw:text-box>
        </draw:frame>
        <draw:frame draw:style-name="gr17" draw:text-style-name="P4" draw:layer="layout" svg:width="2.415cm" svg:height="0.878cm" svg:x="13.764cm" svg:y="23.984cm">
          <draw:text-box>
            <text:p><text:span text:style-name="T4">T = 289</text:span></text:p>
          </draw:text-box>
        </draw:frame>
        <draw:frame draw:style-name="gr17" draw:text-style-name="P4" draw:layer="layout" svg:width="2.415cm" svg:height="0.878cm" svg:x="16.364cm" svg:y="23.984cm">
          <draw:text-box>
            <text:p><text:span text:style-name="T4">T = 289</text:span></text:p>
          </draw:text-box>
        </draw:frame>
        <draw:frame draw:style-name="gr17" draw:text-style-name="P13" draw:layer="layout" svg:width="2.415cm" svg:height="0.878cm" svg:x="18.964cm" svg:y="23.984cm">
          <draw:text-box>
            <text:p><text:span text:style-name="T8">T = 289</text:span></text:p>
          </draw:text-box>
        </draw:frame>
        <draw:frame draw:style-name="gr14" draw:text-style-name="P11" draw:layer="layout" svg:width="4.007cm" svg:height="1.014cm" svg:x="4.06cm" svg:y="23.962cm">
          <draw:text-box>
            <text:p><text:span text:style-name="T9">U</text:span><text:span text:style-name="T10">total </text:span><text:span text:style-name="T11">= 72.07%</text:span></text:p>
          </draw:text-box>
        </draw:frame>
        <draw:frame draw:style-name="gr12" draw:text-style-name="P9" draw:layer="layout" svg:width="4.012cm" svg:height="0.878cm" svg:x="4.057cm" svg:y="22.499cm">
          <draw:text-box>
            <text:p><text:span text:style-name="T12">E2E</text:span><text:span text:style-name="T13">UB</text:span><text:span text:style-name="T14">=4633</text:span></text:p>
          </draw:text-box>
        </draw:frame>
        <draw:frame draw:style-name="gr12" draw:text-style-name="P9" draw:layer="layout" svg:width="4.012cm" svg:height="0.878cm" svg:x="4.057cm" svg:y="23.299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163cm" svg:y1="21.062cm" svg:x2="14.163cm" svg:y2="22.398cm">
          <text:p/>
        </draw:line>
        <draw:frame draw:style-name="gr20" draw:text-style-name="P4" draw:layer="layout" svg:width="6.899cm" svg:height="0.878cm" svg:x="14.227cm" svg:y="-1.379cm">
          <draw:text-box>
            <text:p><text:span text:style-name="T1">Scale periods by α</text:span><text:span text:style-name="T15"> = 1.5</text:span></text:p>
          </draw:text-box>
        </draw:frame>
        <draw:frame draw:style-name="gr21" draw:text-style-name="P4" draw:layer="layout" svg:width="5.459cm" svg:height="0.878cm" svg:x="14.127cm" svg:y="-5.416cm">
          <draw:text-box>
            <text:p><text:span text:style-name="T4">Assign equal period</text:span></text:p>
          </draw:text-box>
        </draw:frame>
        <draw:g>
          <svg:title>TexMaths</svg:title>
          <svg:desc>14§display§\frac{E2E^{UB}}{(N + 1)}§svg§600§FALSE§</svg:desc>
          <draw:polygon draw:style-name="gr22" draw:text-style-name="P14" draw:layer="layout" svg:width="1.63cm" svg:height="1.158cm" svg:x="19.503cm" svg:y="-5.41cm" svg:viewBox="0 0 1631 1159" draw:points="816,1159 0,1159 0,0 1631,0 1631,1159">
            <text:p/>
          </draw:polygon>
          <draw:path draw:style-name="gr23" draw:text-style-name="P15" draw:layer="layout" svg:width="0.358cm" svg:height="0.335cm" svg:x="19.5cm" svg:y="-5.355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23" draw:text-style-name="P15" draw:layer="layout" svg:width="0.196cm" svg:height="0.328cm" svg:x="19.897cm" svg:y="-5.348cm" svg:viewBox="0 0 197 329" svg:d="M38 291l53-50c77-69 106-95 106-146 0-56-44-95-105-95-56 0-92 45-92 90 0 28 25 28 27 28 8 0 25-7 25-27 0-13-9-25-27-25-3 0-4 0-5 0 11-32 37-51 67-51 45 0 66 41 66 80 0 41-26 80-52 109l-95 107c-6 5-6 7-6 18h183l14-85h-12c-2 14-6 36-10 43-4 4-36 4-48 4z">
            <text:p/>
          </draw:path>
          <draw:path draw:style-name="gr23" draw:text-style-name="P15" draw:layer="layout" svg:width="0.358cm" svg:height="0.335cm" svg:x="20.135cm" svg:y="-5.355cm" svg:viewBox="0 0 359 336" svg:d="M330 221c2-3 3-5 3-7 0-1 0-5-5-5s-6 2-7 5c-33 73-51 107-135 107h-71c-7 0-9 0-11 0-6-2-7-2-7-6 0-1 0-3 2-11l34-135h49c42 0 42 10 42 23 0 3 0 10-4 24 0 2-2 4-2 5 0 3 3 6 7 6 5 0 6-3 7-10l28-116c0-3-1-6-5-6s-6 4-7 10c-10 38-20 49-65 49h-46l30-119c4-18 4-20 26-20h70c60 0 74 14 74 55 0 13 0 13-1 27 0 2 0 5 0 8s1 6 6 6 5-3 7-12l9-85c2-14-1-14-14-14h-249c-10 0-14 0-14 10 0 5 4 5 13 5 18 0 32 0 32 9 0 3 0 3-1 12l-66 261c-6 19-6 24-45 24-8 0-14 0-14 9 0 6 4 6 14 6h256c11 0 11 0 16-8z">
            <text:p/>
          </draw:path>
          <draw:path draw:style-name="gr23" draw:text-style-name="P15" draw:layer="layout" svg:width="0.255cm" svg:height="0.243cm" svg:x="20.538cm" svg:y="-5.435cm" svg:viewBox="0 0 256 244" svg:d="M213 38c4-14 10-25 36-25 3 0 7 0 7-9 0-1-1-4-4-4-11 0-25 1-36 1-12 0-26-1-37-1-1 0-7 0-7 7 0 6 4 6 9 6 15 0 21 5 21 14 0 1 0 4 0 5-6 23-31 126-35 137-20 44-61 62-89 62-23 0-47-11-47-46 0-9 0-17 3-24l33-134c3-12 4-14 31-14 6 0 10 0 10-9 0-1-2-4-6-4-10 0-35 1-45 1-5 0-18 0-23 0-7-1-16-1-23-1-1 0-7 0-7 7 0 6 4 6 11 6 0 0 7 0 13 0 7 1 8 1 8 5 0 2-4 16-5 23l-7 30-21 80c-3 14-3 17-3 24 0 43 35 69 77 69 48 0 94-40 105-84z">
            <text:p/>
          </draw:path>
          <draw:path draw:style-name="gr23" draw:text-style-name="P15" draw:layer="layout" svg:width="0.264cm" svg:height="0.236cm" svg:x="20.836cm" svg:y="-5.435cm" svg:viewBox="0 0 265 237" svg:d="M41 210c-3 11-5 14-31 14-6 0-10 0-10 7 0 6 4 6 10 6h134c59 0 104-40 104-75 0-25-23-46-60-49 42-8 77-35 77-64 0-27-27-49-72-49h-126c-7 0-11 0-11 7 0 6 4 6 11 6 0 0 7 0 13 0 8 1 8 1 8 5 0 0 0 3-1 7zM97 109l21-85c2-10 2-11 16-11h54c35 0 43 22 43 36 0 28-32 60-78 60zM80 224c-11 0-11 0-11-3 0-1 0-3 1-8l24-94h73c33 0 46 21 46 41 0 35-35 64-77 64z">
            <text:p/>
          </draw:path>
          <draw:polygon draw:style-name="gr23" draw:text-style-name="P15" draw:layer="layout" svg:width="1.679cm" svg:height="0.02cm" svg:x="19.478cm" svg:y="-4.822cm" svg:viewBox="0 0 1680 21" draw:points="840,21 0,21 0,0 1680,0 1680,21">
            <text:p/>
          </draw:polygon>
          <draw:path draw:style-name="gr23" draw:text-style-name="P15" draw:layer="layout" svg:width="0.115cm" svg:height="0.492cm" svg:x="19.527cm" svg:y="-4.72cm" svg:viewBox="0 0 116 493" svg:d="M116 489c0-2 0-3-10-12-61-61-77-155-77-231 0-85 19-170 80-232 7-7 7-7 7-8 0-5-3-6-5-6-6 0-51 34-80 97-25 54-31 109-31 149s6 98 32 154c31 62 73 93 79 93 2 0 5-2 5-4z">
            <text:p/>
          </draw:path>
          <draw:path draw:style-name="gr23" draw:text-style-name="P15" draw:layer="layout" svg:width="0.415cm" svg:height="0.336cm" svg:x="19.688cm" svg:y="-4.688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  <draw:path draw:style-name="gr23" draw:text-style-name="P15" draw:layer="layout" svg:width="0.328cm" svg:height="0.328cm" svg:x="20.254cm" svg:y="-4.637cm" svg:viewBox="0 0 329 329" svg:d="M175 175h137c7 0 17 0 17-10 0-11-10-11-17-11h-137v-137c0-7 0-17-10-17-11 0-11 10-11 17v137h-137c-7 0-17 0-17 11 0 10 10 10 17 10h137v137c0 7 0 17 11 17 10 0 10-10 10-17z">
            <text:p/>
          </draw:path>
          <draw:path draw:style-name="gr23" draw:text-style-name="P15" draw:layer="layout" svg:width="0.163cm" svg:height="0.328cm" svg:x="20.76cm" svg:y="-4.679cm" svg:viewBox="0 0 164 329" svg:d="M102 13c0-12 0-13-11-13-31 32-76 32-91 32v16c10 0 39 0 64-14v256c0 18-1 24-46 24h-15v15c18-1 60-1 81-1 20 0 63 0 80 1v-15h-16c-44 0-46-6-46-24z">
            <text:p/>
          </draw:path>
          <draw:path draw:style-name="gr23" draw:text-style-name="P15" draw:layer="layout" svg:width="0.115cm" svg:height="0.492cm" svg:x="20.989cm" svg:y="-4.72cm" svg:viewBox="0 0 116 493" svg:d="M116 246c0-37-5-98-33-154-30-60-73-92-77-92-5 0-6 1-6 6 0 1 0 1 10 11 49 49 77 127 77 229 0 86-18 173-80 234-7 6-7 7-7 9s1 4 6 4c4 0 49-34 78-95 25-55 32-110 32-152z">
            <text:p/>
          </draw:path>
        </draw:g>
        <draw:frame draw:style-name="gr24" draw:text-style-name="P4" draw:layer="layout" svg:width="6.758cm" svg:height="1.014cm" svg:x="14.228cm" svg:y="2.521cm">
          <draw:text-box>
            <text:p><text:span text:style-name="T4">Adjust </text:span><text:span text:style-name="T1">τ</text:span><text:span text:style-name="T3">3</text:span><text:span text:style-name="T2"> </text:span><text:span text:style-name="T16">and </text:span><text:span text:style-name="T17">τ</text:span><text:span text:style-name="T3">4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4" draw:text-style-name="P4" draw:layer="layout" svg:width="6.758cm" svg:height="1.014cm" svg:x="14.228cm" svg:y="6.321cm">
          <draw:text-box>
            <text:p><text:span text:style-name="T4">Adjust </text:span><text:span text:style-name="T1">τ</text:span><text:span text:style-name="T3">4</text:span><text:span text:style-name="T2"> </text:span><text:span text:style-name="T16">and </text:span><text:span text:style-name="T17">τ</text:span><text:span text:style-name="T3">5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5" draw:text-style-name="P4" draw:layer="layout" svg:width="7.529cm" svg:height="1.014cm" svg:x="14.171cm" svg:y="17.426cm">
          <draw:text-box>
            <text:p><text:span text:style-name="T4">Divide </text:span><text:span text:style-name="T17">τ</text:span><text:span text:style-name="T3">5</text:span><text:span text:style-name="T17">’s </text:span><text:span text:style-name="T4">C and T by </text:span><text:span text:style-name="T17">β</text:span><text:span text:style-name="T18"> = 2</text:span><text:span text:style-name="T4"> </text:span></text:p>
          </draw:text-box>
        </draw:frame>
        <draw:frame draw:style-name="gr25" draw:text-style-name="P4" draw:layer="layout" svg:width="7.529cm" svg:height="1.014cm" svg:x="14.172cm" svg:y="21.126cm">
          <draw:text-box>
            <text:p><text:span text:style-name="T4">Divide </text:span><text:span text:style-name="T17">τ</text:span><text:span text:style-name="T3">5</text:span><text:span text:style-name="T17">’s </text:span><text:span text:style-name="T4">C and T by </text:span><text:span text:style-name="T17">β</text:span><text:span text:style-name="T18"> = 2</text:span><text:span text:style-name="T4"> </text:span></text:p>
          </draw:text-box>
        </draw:frame>
        <draw:frame draw:style-name="gr26" draw:text-style-name="P16" draw:layer="layout" svg:width="2.504cm" svg:height="0.878cm" svg:x="9.766cm" svg:y="-5.27cm">
          <draw:text-box>
            <text:p><text:span text:style-name="T19">Stage 1</text:span></text:p>
          </draw:text-box>
        </draw:frame>
        <draw:frame draw:style-name="gr26" draw:text-style-name="P16" draw:layer="layout" svg:width="2.504cm" svg:height="0.878cm" svg:x="9.766cm" svg:y="-1.27cm">
          <draw:text-box>
            <text:p><text:span text:style-name="T19">Stage 2</text:span></text:p>
          </draw:text-box>
        </draw:frame>
        <draw:frame draw:style-name="gr26" draw:text-style-name="P16" draw:layer="layout" svg:width="2.504cm" svg:height="0.878cm" svg:x="9.766cm" svg:y="2.63cm">
          <draw:text-box>
            <text:p><text:span text:style-name="T19">Stage 2</text:span></text:p>
          </draw:text-box>
        </draw:frame>
        <draw:frame draw:style-name="gr26" draw:text-style-name="P16" draw:layer="layout" svg:width="2.504cm" svg:height="0.878cm" svg:x="9.766cm" svg:y="6.43cm">
          <draw:text-box>
            <text:p><text:span text:style-name="T19">Stage 2</text:span></text:p>
          </draw:text-box>
        </draw:frame>
        <draw:frame draw:style-name="gr26" draw:text-style-name="P16" draw:layer="layout" svg:width="2.504cm" svg:height="0.878cm" svg:x="9.709cm" svg:y="17.435cm">
          <draw:text-box>
            <text:p><text:span text:style-name="T19">Stage 3</text:span></text:p>
          </draw:text-box>
        </draw:frame>
        <draw:frame draw:style-name="gr26" draw:text-style-name="P16" draw:layer="layout" svg:width="2.504cm" svg:height="0.878cm" svg:x="9.709cm" svg:y="21.235cm">
          <draw:text-box>
            <text:p><text:span text:style-name="T19">Stage 3</text:span></text:p>
          </draw:text-box>
        </draw:frame>
        <draw:custom-shape draw:style-name="gr1" draw:text-style-name="P2" draw:layer="layout" svg:width="1.27cm" svg:height="1.016cm" svg:x="8.916cm" svg:y="8.201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59cm" svg:y="8.201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66cm" svg:y="8.201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68cm" svg:y="8.201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7cm" svg:y="8.201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65cm" svg:y="8.3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65cm" svg:y="8.3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65cm" svg:y="8.3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65cm" svg:y="8.3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2.729cm" svg:height="0.878cm" svg:x="8.417cm" svg:y="9.22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218cm" svg:y="9.22cm">
          <draw:text-box>
            <text:p><text:span text:style-name="T4">T = 1159</text:span></text:p>
          </draw:text-box>
        </draw:frame>
        <draw:frame draw:style-name="gr17" draw:text-style-name="P4" draw:layer="layout" svg:width="2.415cm" svg:height="0.878cm" svg:x="13.819cm" svg:y="9.22cm">
          <draw:text-box>
            <text:p><text:span text:style-name="T4">T = 579</text:span></text:p>
          </draw:text-box>
        </draw:frame>
        <draw:frame draw:style-name="gr17" draw:text-style-name="P13" draw:layer="layout" svg:width="2.415cm" svg:height="0.878cm" svg:x="16.419cm" svg:y="9.22cm">
          <draw:text-box>
            <text:p><text:span text:style-name="T8">T = 579</text:span></text:p>
          </draw:text-box>
        </draw:frame>
        <draw:frame draw:style-name="gr16" draw:text-style-name="P4" draw:layer="layout" svg:width="2.729cm" svg:height="0.878cm" svg:x="19.019cm" svg:y="9.22cm">
          <draw:text-box>
            <text:p><text:span text:style-name="T4">T = 1159</text:span></text:p>
          </draw:text-box>
        </draw:frame>
        <draw:frame draw:style-name="gr14" draw:text-style-name="P11" draw:layer="layout" svg:width="4.007cm" svg:height="1.014cm" svg:x="4.117cm" svg:y="9.398cm">
          <draw:text-box>
            <text:p><text:span text:style-name="T9">U</text:span><text:span text:style-name="T10">total </text:span><text:span text:style-name="T11">= 59.62%</text:span></text:p>
          </draw:text-box>
        </draw:frame>
        <draw:frame draw:style-name="gr18" draw:text-style-name="P12" draw:layer="layout" svg:width="4.012cm" svg:height="1.01cm" svg:x="4.114cm" svg:y="7.835cm">
          <draw:text-box>
            <text:p><text:span text:style-name="T12">E2E</text:span><text:span text:style-name="T13">UB</text:span><text:span text:style-name="T14">=6953</text:span></text:p>
          </draw:text-box>
        </draw:frame>
        <draw:frame draw:style-name="gr12" draw:text-style-name="P9" draw:layer="layout" svg:width="4.013cm" svg:height="0.878cm" svg:x="4.114cm" svg:y="8.735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219cm" svg:y1="9.998cm" svg:x2="14.219cm" svg:y2="11.334cm">
          <text:p/>
        </draw:line>
        <draw:frame draw:style-name="gr24" draw:text-style-name="P4" draw:layer="layout" svg:width="6.758cm" svg:height="1.014cm" svg:x="14.228cm" svg:y="10.022cm">
          <draw:text-box>
            <text:p><text:span text:style-name="T4">Adjust </text:span><text:span text:style-name="T1">τ</text:span><text:span text:style-name="T3">3</text:span><text:span text:style-name="T2"> </text:span><text:span text:style-name="T16">and </text:span><text:span text:style-name="T17">τ</text:span><text:span text:style-name="T3">4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6" draw:text-style-name="P16" draw:layer="layout" svg:width="2.504cm" svg:height="0.878cm" svg:x="9.766cm" svg:y="10.131cm">
          <draw:text-box>
            <text:p><text:span text:style-name="T19">Stage 2</text:span></text:p>
          </draw:text-box>
        </draw:frame>
        <draw:frame draw:style-name="gr3" draw:text-style-name="P4" draw:layer="layout" svg:width="2.178cm" svg:height="0.878cm" svg:x="8.416cm" svg:y="7.419cm">
          <draw:text-box>
            <text:p><text:span text:style-name="T4">C = 63</text:span></text:p>
          </draw:text-box>
        </draw:frame>
        <draw:frame draw:style-name="gr3" draw:text-style-name="P4" draw:layer="layout" svg:width="2.178cm" svg:height="0.878cm" svg:x="11.317cm" svg:y="7.419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4.018cm" svg:y="7.419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518cm" svg:y="7.419cm">
          <draw:text-box>
            <text:p><text:span text:style-name="T4">C = 14</text:span></text:p>
          </draw:text-box>
        </draw:frame>
        <draw:frame draw:style-name="gr4" draw:text-style-name="P13" draw:layer="layout" svg:width="2.492cm" svg:height="0.878cm" svg:x="19.118cm" svg:y="7.419cm">
          <draw:text-box>
            <text:p><text:span text:style-name="T8">C = 42</text:span></text:p>
          </draw:text-box>
        </draw:frame>
        <draw:custom-shape draw:style-name="gr1" draw:text-style-name="P2" draw:layer="layout" svg:width="1.27cm" svg:height="1.016cm" svg:x="8.872cm" svg:y="11.917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15cm" svg:y="11.917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22cm" svg:y="11.917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24cm" svg:y="11.917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26cm" svg:y="11.917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21cm" svg:y="12.1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21cm" svg:y="12.1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21cm" svg:y="12.1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21cm" svg:y="12.10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2.729cm" svg:height="0.878cm" svg:x="8.373cm" svg:y="12.936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174cm" svg:y="12.936cm">
          <draw:text-box>
            <text:p><text:span text:style-name="T4">T = 1159</text:span></text:p>
          </draw:text-box>
        </draw:frame>
        <draw:frame draw:style-name="gr17" draw:text-style-name="P13" draw:layer="layout" svg:width="2.415cm" svg:height="0.878cm" svg:x="13.775cm" svg:y="12.936cm">
          <draw:text-box>
            <text:p><text:span text:style-name="T8">T = 289</text:span></text:p>
          </draw:text-box>
        </draw:frame>
        <draw:frame draw:style-name="gr17" draw:text-style-name="P4" draw:layer="layout" svg:width="2.415cm" svg:height="0.878cm" svg:x="16.375cm" svg:y="12.936cm">
          <draw:text-box>
            <text:p><text:span text:style-name="T4">T = 579</text:span></text:p>
          </draw:text-box>
        </draw:frame>
        <draw:frame draw:style-name="gr16" draw:text-style-name="P4" draw:layer="layout" svg:width="2.729cm" svg:height="0.878cm" svg:x="18.975cm" svg:y="12.936cm">
          <draw:text-box>
            <text:p><text:span text:style-name="T4">T = 1159</text:span></text:p>
          </draw:text-box>
        </draw:frame>
        <draw:frame draw:style-name="gr14" draw:text-style-name="P11" draw:layer="layout" svg:width="4.007cm" svg:height="1.014cm" svg:x="4.073cm" svg:y="13.114cm">
          <draw:text-box>
            <text:p><text:span text:style-name="T9">U</text:span><text:span text:style-name="T10">total </text:span><text:span text:style-name="T11">= 63.6%</text:span></text:p>
          </draw:text-box>
        </draw:frame>
        <draw:frame draw:style-name="gr18" draw:text-style-name="P12" draw:layer="layout" svg:width="4.012cm" svg:height="1.01cm" svg:x="4.07cm" svg:y="11.551cm">
          <draw:text-box>
            <text:p><text:span text:style-name="T12">E2E</text:span><text:span text:style-name="T13">UB</text:span><text:span text:style-name="T14">=6663</text:span></text:p>
          </draw:text-box>
        </draw:frame>
        <draw:frame draw:style-name="gr12" draw:text-style-name="P9" draw:layer="layout" svg:width="4.013cm" svg:height="0.878cm" svg:x="4.07cm" svg:y="12.451cm">
          <draw:text-box>
            <text:p><text:span text:style-name="T12">L</text:span><text:span text:style-name="T13">UB </text:span><text:span text:style-name="T14">= 0</text:span></text:p>
          </draw:text-box>
        </draw:frame>
        <draw:line draw:style-name="gr6" draw:text-style-name="P6" draw:layer="layout" svg:x1="14.175cm" svg:y1="13.714cm" svg:x2="14.175cm" svg:y2="15.05cm">
          <text:p/>
        </draw:line>
        <draw:frame draw:style-name="gr24" draw:text-style-name="P4" draw:layer="layout" svg:width="6.758cm" svg:height="1.014cm" svg:x="14.184cm" svg:y="13.738cm">
          <draw:text-box>
            <text:p><text:span text:style-name="T4">Adjust </text:span><text:span text:style-name="T1">τ</text:span><text:span text:style-name="T3">4</text:span><text:span text:style-name="T2"> </text:span><text:span text:style-name="T16">and </text:span><text:span text:style-name="T17">τ</text:span><text:span text:style-name="T3">5</text:span><text:span text:style-name="T2"> </text:span><text:span text:style-name="T16">with </text:span><text:span text:style-name="T17">β</text:span><text:span text:style-name="T18"> = 2</text:span></text:p>
          </draw:text-box>
        </draw:frame>
        <draw:frame draw:style-name="gr26" draw:text-style-name="P16" draw:layer="layout" svg:width="2.504cm" svg:height="0.878cm" svg:x="9.722cm" svg:y="13.847cm">
          <draw:text-box>
            <text:p><text:span text:style-name="T19">Stage 2</text:span></text:p>
          </draw:text-box>
        </draw:frame>
        <draw:frame draw:style-name="gr3" draw:text-style-name="P4" draw:layer="layout" svg:width="2.178cm" svg:height="0.878cm" svg:x="8.372cm" svg:y="11.135cm">
          <draw:text-box>
            <text:p><text:span text:style-name="T4">C = 63</text:span></text:p>
          </draw:text-box>
        </draw:frame>
        <draw:frame draw:style-name="gr3" draw:text-style-name="P4" draw:layer="layout" svg:width="2.178cm" svg:height="0.878cm" svg:x="11.273cm" svg:y="11.135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3.974cm" svg:y="11.135cm">
          <draw:text-box>
            <text:p><text:span text:style-name="T4">C = 9</text:span></text:p>
          </draw:text-box>
        </draw:frame>
        <draw:frame draw:style-name="gr3" draw:text-style-name="P13" draw:layer="layout" svg:width="2.178cm" svg:height="0.878cm" svg:x="16.474cm" svg:y="11.135cm">
          <draw:text-box>
            <text:p><text:span text:style-name="T8">C = 28</text:span></text:p>
          </draw:text-box>
        </draw:frame>
        <draw:frame draw:style-name="gr4" draw:text-style-name="P4" draw:layer="layout" svg:width="2.492cm" svg:height="0.878cm" svg:x="19.074cm" svg:y="11.135cm">
          <draw:text-box>
            <text:p><text:span text:style-name="T4">C = 42</text:span></text:p>
          </draw:text-box>
        </draw:frame>
        <draw:custom-shape draw:style-name="gr1" draw:text-style-name="P2" draw:layer="layout" svg:width="1.27cm" svg:height="1.016cm" svg:x="8.872cm" svg:y="15.578cm">
          <text:p text:style-name="P1"><text:span text:style-name="T1">τ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1.615cm" svg:y="15.578cm">
          <text:p text:style-name="P1"><text:span text:style-name="T1">τ</text:span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4.222cm" svg:y="15.578cm">
          <text:p text:style-name="P1"><text:span text:style-name="T1">τ</text:span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6.824cm" svg:y="15.578cm">
          <text:p text:style-name="P1"><text:span text:style-name="T1">τ</text:span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016cm" svg:x="19.526cm" svg:y="15.578cm">
          <text:p text:style-name="P1"><text:span text:style-name="T1">τ</text:span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45cm" svg:height="0.644cm" svg:x="10.421cm" svg:y="15.76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3.021cm" svg:y="15.76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5.621cm" svg:y="15.76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.045cm" svg:height="0.644cm" svg:x="18.321cm" svg:y="15.76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4" draw:layer="layout" svg:width="2.729cm" svg:height="0.878cm" svg:x="8.373cm" svg:y="16.597cm">
          <draw:text-box>
            <text:p><text:span text:style-name="T4">T = 1159</text:span></text:p>
          </draw:text-box>
        </draw:frame>
        <draw:frame draw:style-name="gr16" draw:text-style-name="P4" draw:layer="layout" svg:width="2.729cm" svg:height="0.878cm" svg:x="11.174cm" svg:y="16.597cm">
          <draw:text-box>
            <text:p><text:span text:style-name="T4">T = 1159</text:span></text:p>
          </draw:text-box>
        </draw:frame>
        <draw:frame draw:style-name="gr17" draw:text-style-name="P4" draw:layer="layout" svg:width="2.415cm" svg:height="0.878cm" svg:x="13.775cm" svg:y="16.597cm">
          <draw:text-box>
            <text:p><text:span text:style-name="T4">T = 289</text:span></text:p>
          </draw:text-box>
        </draw:frame>
        <draw:frame draw:style-name="gr17" draw:text-style-name="P13" draw:layer="layout" svg:width="2.415cm" svg:height="0.878cm" svg:x="16.375cm" svg:y="16.597cm">
          <draw:text-box>
            <text:p><text:span text:style-name="T8">T = 289</text:span></text:p>
          </draw:text-box>
        </draw:frame>
        <draw:frame draw:style-name="gr16" draw:text-style-name="P4" draw:layer="layout" svg:width="2.729cm" svg:height="0.878cm" svg:x="18.975cm" svg:y="16.597cm">
          <draw:text-box>
            <text:p><text:span text:style-name="T4">T = 1159</text:span></text:p>
          </draw:text-box>
        </draw:frame>
        <draw:frame draw:style-name="gr14" draw:text-style-name="P11" draw:layer="layout" svg:width="4.007cm" svg:height="1.014cm" svg:x="4.073cm" svg:y="16.775cm">
          <draw:text-box>
            <text:p><text:span text:style-name="T9">U</text:span><text:span text:style-name="T10">total </text:span><text:span text:style-name="T11">= 72.07%</text:span></text:p>
          </draw:text-box>
        </draw:frame>
        <draw:frame draw:style-name="gr18" draw:text-style-name="P12" draw:layer="layout" svg:width="4.012cm" svg:height="1.01cm" svg:x="4.07cm" svg:y="15.212cm">
          <draw:text-box>
            <text:p><text:span text:style-name="T12">E2E</text:span><text:span text:style-name="T13">UB</text:span><text:span text:style-name="T14">=6373</text:span></text:p>
          </draw:text-box>
        </draw:frame>
        <draw:frame draw:style-name="gr12" draw:text-style-name="P9" draw:layer="layout" svg:width="4.013cm" svg:height="0.878cm" svg:x="4.07cm" svg:y="16.112cm">
          <draw:text-box>
            <text:p><text:span text:style-name="T12">L</text:span><text:span text:style-name="T13">UB </text:span><text:span text:style-name="T14">= 0</text:span></text:p>
          </draw:text-box>
        </draw:frame>
        <draw:frame draw:style-name="gr3" draw:text-style-name="P4" draw:layer="layout" svg:width="2.178cm" svg:height="0.878cm" svg:x="8.372cm" svg:y="14.796cm">
          <draw:text-box>
            <text:p><text:span text:style-name="T4">C = 63</text:span></text:p>
          </draw:text-box>
        </draw:frame>
        <draw:frame draw:style-name="gr3" draw:text-style-name="P4" draw:layer="layout" svg:width="2.178cm" svg:height="0.878cm" svg:x="11.273cm" svg:y="14.796cm">
          <draw:text-box>
            <text:p><text:span text:style-name="T4">C = 7</text:span></text:p>
          </draw:text-box>
        </draw:frame>
        <draw:frame draw:style-name="gr4" draw:text-style-name="P4" draw:layer="layout" svg:width="2.492cm" svg:height="0.878cm" svg:x="13.974cm" svg:y="14.796cm">
          <draw:text-box>
            <text:p><text:span text:style-name="T4">C = 9</text:span></text:p>
          </draw:text-box>
        </draw:frame>
        <draw:frame draw:style-name="gr3" draw:text-style-name="P4" draw:layer="layout" svg:width="2.178cm" svg:height="0.878cm" svg:x="16.474cm" svg:y="14.796cm">
          <draw:text-box>
            <text:p><text:span text:style-name="T4">C = 28</text:span></text:p>
          </draw:text-box>
        </draw:frame>
        <draw:frame draw:style-name="gr4" draw:text-style-name="P13" draw:layer="layout" svg:width="2.492cm" svg:height="0.878cm" svg:x="19.074cm" svg:y="14.796cm">
          <draw:text-box>
            <text:p><text:span text:style-name="T8">C = 84</text:span></text:p>
          </draw:text-box>
        </draw:frame>
        <draw:custom-shape draw:style-name="gr27" draw:text-style-name="P3" draw:layer="layout" svg:width="0.726cm" svg:height="0.644cm" svg:x="20.847cm" svg:y="-6.41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48cm" svg:y="-3.11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48cm" svg:y="0.8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48cm" svg:y="4.687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09cm" svg:y="19.47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1cm" svg:y="23.15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48cm" svg:y="8.388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17cm" svg:y="12.104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20.817cm" svg:y="15.76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48cm" svg:y="-6.41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49cm" svg:y="-3.112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49cm" svg:y="0.888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49cm" svg:y="4.688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1cm" svg:y="19.47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11cm" svg:y="23.153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49cm" svg:y="8.389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18cm" svg:y="12.105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3" draw:layer="layout" svg:width="0.726cm" svg:height="0.644cm" svg:x="8.218cm" svg:y="15.766cm">
          <text:p/>
          <draw:enhanced-geometry svg:viewBox="0 0 21600 21600" draw:mirror-horizontal="false" draw:mirror-vertical="false" draw:text-areas="?f5 ?f1 ?f6 ?f2" draw:type="notched-right-arrow" draw:modifiers="13092.1606118547 6150.75376884422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7" draw:layer="layout" svg:x1="8.112cm" svg:y1="-7.382cm" svg:x2="8.112cm" svg:y2="25.765cm">
          <text:p/>
        </draw:line>
        <draw:frame draw:style-name="gr29" draw:text-style-name="P18" draw:layer="layout" svg:width="3.355cm" svg:height="0.878cm" svg:x="4.275cm" svg:y="-7.89cm">
          <draw:text-box>
            <text:p><text:span text:style-name="T20">Constrai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4T11:22:19.144392814</meta:creation-date>
    <dc:date>2021-10-30T22:52:25.573872673</dc:date>
    <meta:editing-duration>PT5H1M25S</meta:editing-duration>
    <meta:editing-cycles>64</meta:editing-cycles>
    <meta:generator>LibreOffice/5.1.6.2$Linux_X86_64 LibreOffice_project/10m0$Build-2</meta:generator>
    <meta:document-statistic meta:object-count="250"/>
  </office:meta>
</office:document-meta>
</file>